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geContextWrapper.getAttribut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setAttribute( String theName , Object the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initialize( Servlet theServlet , ServletRequest theRequest , ServletResponse theResponse , String theErrorPageURL , boolean isSessionNeeded , int theBufferSize , boolean isAutoFlu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ageContextWrapper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ageContextWrapper.getAttribute( String theName , int the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newInstance( PageContext theOriginalPageContext , ServletURL theServlet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PageContextWrapper.ge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get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setAttribute( String theName , Object theAttribute , int the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AbstractPageContextWrapper( PageContext theOriginalPageContext , ServletURL th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geContextWrapper.getServ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geContextWrapper.removeAttribut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getAttributesScop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findAttribut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handlePageException( Exception the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getAttributeNamesInScope( int the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forward( String theRelativeUR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geContextWrapper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push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getOriginalPag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include( String theRelativeUR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removeAttribute( String theName , int the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ContextWrapper.pop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